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5700000179C7C844E6.svm" manifest:media-type=""/>
  <manifest:file-entry manifest:full-path="Pictures/20000002000000E500000141AD8EA684.eps" manifest:media-type=""/>
  <manifest:file-entry manifest:full-path="Pictures/200000010000010B000000D876D0577E.svm" manifest:media-type=""/>
  <manifest:file-entry manifest:full-path="Pictures/200000010000017D0000012D51E40062.svm" manifest:media-type=""/>
  <manifest:file-entry manifest:full-path="Pictures/2000000100000118000000D851DC808A.svm" manifest:media-type=""/>
  <manifest:file-entry manifest:full-path="Pictures/20000001000001D100000129A37F3893.svm" manifest:media-type=""/>
  <manifest:file-entry manifest:full-path="Pictures/200000010000015F00000135D64FBC2E.svm" manifest:media-type=""/>
  <manifest:file-entry manifest:full-path="Pictures/200000010000017D00000129E242AB27.svm" manifest:media-type=""/>
  <manifest:file-entry manifest:full-path="Pictures/200000010000015300000124B14B37D1.svm" manifest:media-type=""/>
  <manifest:file-entry manifest:full-path="Pictures/2000000100000175000001295D7A3A32.svm" manifest:media-type=""/>
  <manifest:file-entry manifest:full-path="Pictures/20000001000001570000012D05F98AF2.svm" manifest:media-type=""/>
  <manifest:file-entry manifest:full-path="Pictures/200000010000011C000000D8485B7BDD.svm" manifest:media-type=""/>
  <manifest:file-entry manifest:full-path="Pictures/20000001000002690000013145689BC3.svm" manifest:media-type=""/>
  <manifest:file-entry manifest:full-path="Pictures/2000000200000177000001488488F040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C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0.019cm"/>
    </style:style>
    <style:style style:name="gr12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TexMathsArgs="12§display§v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i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1" draw:id="id1" draw:layer="layout" svg:width="5.226cm" svg:height="4.571cm" svg:x="0.55cm" svg:y="0.695cm">
          <draw:image xlink:href="Pictures/2000000200000177000001488488F040.eps" xlink:type="simple" xlink:show="embed" xlink:actuate="onLoad">
            <text:p/>
          </draw:image>
          <draw:glue-point draw:id="4" svg:x="-1.592cm" svg:y="0.363cm"/>
          <draw:glue-point draw:id="5" svg:x="-2.866cm" svg:y="1.859cm"/>
          <draw:glue-point draw:id="6" svg:x="2.921cm" svg:y="-1.522cm"/>
          <draw:glue-point draw:id="7" svg:x="2.095cm" svg:y="-2.316cm"/>
        </draw:frame>
        <draw:frame draw:style-name="gr2" draw:text-style-name="P1" draw:layer="layout" svg:width="0.739cm" svg:height="0.365cm" svg:x="4.952cm" svg:y="0.3cm">
          <draw:image xlink:href="Pictures/20000001000002690000013145689BC3.svm" xlink:type="simple" xlink:show="embed" xlink:actuate="onLoad">
            <text:p/>
          </draw:image>
        </draw:frame>
        <draw:frame draw:style-name="gr2" draw:text-style-name="P1" draw:layer="layout" svg:width="0.739cm" svg:height="0.365cm" svg:x="2.207cm" svg:y="0.293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446cm" svg:height="0.355cm" svg:x="2.793cm" svg:y="1.362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456cm" svg:height="0.355cm" svg:x="2.788cm" svg:y="4.023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557cm" svg:height="0.355cm" svg:x="5.6cm" svg:y="4.308cm">
          <draw:image xlink:href="Pictures/20000001000001D100000129A37F3893.svm" xlink:type="simple" xlink:show="embed" xlink:actuate="onLoad">
            <text:p/>
          </draw:image>
        </draw:frame>
        <draw:frame draw:style-name="gr6" draw:text-style-name="P1" draw:layer="layout" svg:width="0.456cm" svg:height="0.36cm" svg:x="3.69cm" svg:y="2.91cm">
          <draw:image xlink:href="Pictures/200000010000017D0000012D51E40062.svm" xlink:type="simple" xlink:show="embed" xlink:actuate="onLoad">
            <text:p/>
          </draw:image>
        </draw:frame>
        <draw:frame draw:style-name="gr7" draw:text-style-name="P1" draw:layer="layout" svg:width="0.42cm" svg:height="0.37cm" svg:x="1.518cm" svg:y="1.833cm">
          <draw:image xlink:href="Pictures/200000010000015F00000135D64FBC2E.svm" xlink:type="simple" xlink:show="embed" xlink:actuate="onLoad">
            <text:p/>
          </draw:image>
        </draw:frame>
        <draw:frame draw:style-name="gr8" draw:text-style-name="P1" draw:layer="layout" svg:width="0.319cm" svg:height="0.258cm" svg:x="0.257cm" svg:y="2.783cm">
          <draw:image xlink:href="Pictures/200000010000010B000000D876D0577E.svm" xlink:type="simple" xlink:show="embed" xlink:actuate="onLoad">
            <text:p/>
          </draw:image>
        </draw:frame>
        <draw:frame draw:style-name="gr9" draw:text-style-name="P1" draw:layer="layout" svg:width="0.335cm" svg:height="0.258cm" svg:x="0.195cm" svg:y="4.273cm">
          <draw:image xlink:href="Pictures/2000000100000118000000D851DC808A.svm" xlink:type="simple" xlink:show="embed" xlink:actuate="onLoad">
            <text:p/>
          </draw:image>
        </draw:frame>
        <draw:frame draw:style-name="gr10" draw:text-style-name="P1" draw:layer="layout" svg:width="0.406cm" svg:height="0.349cm" svg:x="4.317cm" svg:y="4.011cm">
          <draw:image xlink:href="Pictures/200000010000015300000124B14B37D1.svm" xlink:type="simple" xlink:show="embed" xlink:actuate="onLoad">
            <text:p/>
          </draw:image>
        </draw:frame>
        <draw:frame draw:style-name="gr1" draw:text-style-name="P1" xml:id="id2" draw:id="id2" draw:layer="layout" svg:width="3.26cm" svg:height="4.571cm" svg:x="7.935cm" svg:y="0.693cm">
          <draw:image xlink:href="Pictures/20000002000000E500000141AD8EA684.eps" xlink:type="simple" xlink:show="embed" xlink:actuate="onLoad">
            <text:p/>
          </draw:image>
          <draw:glue-point draw:id="4" svg:x="-0.509cm" svg:y="0.367cm"/>
          <draw:glue-point draw:id="5" svg:x="-2.438cm" svg:y="1.096cm"/>
        </draw:frame>
        <draw:frame draw:style-name="gr2" draw:text-style-name="P1" draw:layer="layout" svg:width="0.739cm" svg:height="0.365cm" svg:x="9.893cm" svg:y="0.375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446cm" svg:height="0.355cm" svg:x="9.13cm" svg:y="1.506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456cm" svg:height="0.355cm" svg:x="9.052cm" svg:y="4.097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557cm" svg:height="0.355cm" svg:x="10.018cm" svg:y="4.208cm">
          <draw:image xlink:href="Pictures/20000001000001D100000129A37F3893.svm" xlink:type="simple" xlink:show="embed" xlink:actuate="onLoad">
            <text:p/>
          </draw:image>
        </draw:frame>
        <draw:frame draw:style-name="gr7" draw:text-style-name="P1" draw:layer="layout" svg:width="0.42cm" svg:height="0.37cm" svg:x="8.589cm" svg:y="1.869cm">
          <draw:image xlink:href="Pictures/200000010000015F00000135D64FBC2E.svm" xlink:type="simple" xlink:show="embed" xlink:actuate="onLoad">
            <text:p/>
          </draw:image>
        </draw:frame>
        <draw:frame draw:style-name="gr8" draw:text-style-name="P1" draw:layer="layout" svg:width="0.319cm" svg:height="0.258cm" svg:x="7.64cm" svg:y="2.85cm">
          <draw:image xlink:href="Pictures/200000010000010B000000D876D0577E.svm" xlink:type="simple" xlink:show="embed" xlink:actuate="onLoad">
            <text:p/>
          </draw:image>
        </draw:frame>
        <draw:frame draw:style-name="gr9" draw:text-style-name="P1" draw:layer="layout" svg:width="0.335cm" svg:height="0.258cm" svg:x="7.502cm" svg:y="4.33cm">
          <draw:image xlink:href="Pictures/2000000100000118000000D851DC808A.svm" xlink:type="simple" xlink:show="embed" xlink:actuate="onLoad">
            <text:p/>
          </draw:image>
        </draw:frame>
        <draw:frame draw:style-name="gr11" draw:text-style-name="P2" draw:layer="layout" svg:width="1.018cm" svg:height="0.916cm" svg:x="7.216cm" svg:y="0.74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11" draw:text-style-name="P2" draw:layer="layout" svg:width="1.222cm" svg:height="0.916cm" svg:x="0.425cm" svg:y="0.74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connector draw:style-name="gr12" draw:text-style-name="P1" draw:layer="layout" draw:line-skew="1.615cm" svg:x1="1.666cm" svg:y1="3.829cm" svg:x2="2.332cm" svg:y2="3.145cm" draw:start-shape="id1" draw:start-glue-point="5" draw:end-shape="id1" draw:end-glue-point="4" svg:d="M1666 3829h-2v-684h668" svg:viewBox="0 0 669 685">
          <text:p/>
        </draw:connector>
        <draw:connector draw:style-name="gr12" draw:text-style-name="P1" draw:layer="layout" draw:line-skew="1.328cm" svg:x1="8.771cm" svg:y1="3.478cm" svg:x2="9.4cm" svg:y2="3.145cm" draw:start-shape="id2" draw:start-glue-point="5" draw:end-shape="id2" draw:end-glue-point="4" svg:d="M8771 3478h-9v-333h638" svg:viewBox="0 0 639 334">
          <text:p/>
        </draw:connector>
        <draw:frame draw:style-name="gr13" draw:text-style-name="P1" draw:layer="layout" svg:width="0.34cm" svg:height="0.258cm" svg:x="5.783cm" svg:y="3.611cm">
          <draw:image xlink:href="Pictures/200000010000011C000000D8485B7BDD.svm" xlink:type="simple" xlink:show="embed" xlink:actuate="onLoad">
            <text:p/>
          </draw:image>
        </draw:frame>
        <draw:frame draw:style-name="gr13" draw:text-style-name="P1" draw:layer="layout" svg:width="0.34cm" svg:height="0.258cm" svg:x="11.223cm" svg:y="3.648cm">
          <draw:image xlink:href="Pictures/200000010000011C000000D8485B7BDD.svm" xlink:type="simple" xlink:show="embed" xlink:actuate="onLoad">
            <text:p/>
          </draw:image>
        </draw:frame>
        <draw:frame draw:style-name="gr14" draw:text-style-name="P1" draw:layer="layout" svg:width="0.41cm" svg:height="0.451cm" svg:x="8.593cm" svg:y="3.558cm">
          <draw:image xlink:href="Pictures/200000010000015700000179C7C844E6.svm" xlink:type="simple" xlink:show="embed" xlink:actuate="onLoad">
            <text:p/>
          </draw:image>
        </draw:frame>
        <draw:frame draw:style-name="gr14" draw:text-style-name="P1" draw:layer="layout" svg:width="0.41cm" svg:height="0.451cm" svg:x="1.488cm" svg:y="3.928cm">
          <draw:image xlink:href="Pictures/200000010000015700000179C7C844E6.svm" xlink:type="simple" xlink:show="embed" xlink:actuate="onLoad">
            <text:p/>
          </draw:image>
        </draw:frame>
        <draw:connector draw:style-name="gr12" draw:text-style-name="P1" draw:layer="layout" draw:line-skew="2.096cm -1.995cm" svg:x1="4.257cm" svg:y1="1.922cm" svg:x2="4.689cm" svg:y2="2.285cm" draw:start-shape="id1" draw:start-glue-point="7" draw:end-shape="id1" draw:end-glue-point="6" svg:d="M4257 1922v368h25v-5h407" svg:viewBox="0 0 433 369">
          <text:p/>
        </draw:connector>
        <draw:frame draw:style-name="gr15" draw:text-style-name="P1" draw:layer="layout" svg:width="0.41cm" svg:height="0.36cm" svg:x="4.095cm" svg:y="1.518cm">
          <draw:image xlink:href="Pictures/20000001000001570000012D05F98AF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9T18:55:18</meta:creation-date>
    <meta:editing-duration>PT27M32S</meta:editing-duration>
    <meta:editing-cycles>12</meta:editing-cycles>
    <meta:generator>LibreOffice/4.2.8.2$Linux_x86 LibreOffice_project/420m0$Build-2</meta:generator>
    <dc:title>kkkFigures</dc:title>
    <meta:initial-creator>kkk </meta:initial-creator>
    <dc:date>2017-03-27T19:59:22.507565321</dc:date>
    <meta:document-statistic meta:object-count="29"/>
    <meta:template xlink:type="simple" xlink:actuate="onRequest" xlink:title="kkkFigures" xlink:href="../../../../../.libreoffice/3/user/template/kkkFigures.otg" meta:date="2014-07-19T18:55:18"/>
  </office:meta>
</office:document-meta>
</file>